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top="0cm" fo:margin-bottom="0.212cm" style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3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bold" officeooo:rsid="006224d0" officeooo:paragraph-rsid="006224d0" style:font-weight-asian="bold" style:font-weight-complex="bold"/>
    </style:style>
    <style:style style:name="P4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bold" officeooo:rsid="006224d0" officeooo:paragraph-rsid="0064b6d5" style:font-weight-asian="bold" style:font-weight-complex="bold"/>
    </style:style>
    <style:style style:name="P5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6224d0" style:font-weight-asian="normal" style:font-weight-complex="normal"/>
    </style:style>
    <style:style style:name="P6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64b6d5" style:font-weight-asian="normal" style:font-weight-complex="normal"/>
    </style:style>
    <style:style style:name="P7" style:family="paragraph" style:parent-style-name="Text_20_body">
      <style:paragraph-properties fo:margin-top="0cm" fo:margin-bottom="0.212cm" style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224d0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fo:font-variant="normal" fo:text-transform="none" style:use-window-font-color="true" style:font-name="Arial1" fo:font-size="11pt" fo:letter-spacing="normal" fo:font-style="normal" fo:font-weight="normal" officeooo:rsid="004d3dbf" officeooo:paragraph-rsid="0064b6d5" style:font-size-asian="11pt" style:font-weight-asian="normal" style:font-size-complex="11pt" style:font-weight-complex="normal"/>
    </style:style>
    <style:style style:name="P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1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6d5" style:font-size-asian="11pt" style:font-size-complex="11pt"/>
    </style:style>
    <style:style style:name="P11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64b6d5" officeooo:paragraph-rsid="0064b6d5" style:font-size-asian="11pt" style:font-size-complex="11pt"/>
    </style:style>
    <style:style style:name="P1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6b512f" officeooo:paragraph-rsid="006b512f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6e2519" officeooo:paragraph-rsid="006e2519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710915" officeooo:paragraph-rsid="00710915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6b512f" officeooo:paragraph-rsid="006b512f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6b512f" officeooo:paragraph-rsid="006d023a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6b512f" officeooo:paragraph-rsid="006e2519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6b512f" officeooo:paragraph-rsid="006f4231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6b512f" officeooo:paragraph-rsid="00710915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710915" officeooo:paragraph-rsid="00710915" style:font-size-asian="12pt" style:font-size-complex="12pt"/>
    </style:style>
    <style:style style:name="P23" style:family="paragraph" style:parent-style-name="Heading_20_2" style:list-style-name=""/>
    <style:style style:name="P24" style:family="paragraph" style:parent-style-name="Heading_20_2">
      <style:text-properties officeooo:rsid="006224d0" officeooo:paragraph-rsid="0063f7af"/>
    </style:style>
    <style:style style:name="P25" style:family="paragraph" style:parent-style-name="Heading_20_2">
      <style:paragraph-properties fo:break-before="page"/>
      <style:text-properties officeooo:rsid="0063f7af" officeooo:paragraph-rsid="0063f7af"/>
    </style:style>
    <style:style style:name="P26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0pt" officeooo:rsid="0069ce70" officeooo:paragraph-rsid="0069ce70" style:font-size-asian="10pt" style:font-size-complex="10pt"/>
    </style:style>
    <style:style style:name="P28" style:family="paragraph" style:parent-style-name="Text_20_body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paragraph-rsid="0063f7af"/>
    </style:style>
    <style:style style:name="P29" style:family="paragraph" style:parent-style-name="Text_20_body" style:list-style-name="L1">
      <style:paragraph-properties fo:margin-top="0cm" fo:margin-bottom="0.212cm" style:contextual-spacing="false" fo:text-align="start" style:justify-single-word="false" fo:padding="0cm" fo:border="none" style:shadow="none"/>
      <style:text-properties officeooo:rsid="0069ce70" officeooo:paragraph-rsid="0069ce70"/>
    </style:style>
    <style:style style:name="P30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1">
      <style:paragraph-properties fo:text-align="center" style:justify-single-word="false"/>
      <style:text-properties officeooo:rsid="006224d0" officeooo:paragraph-rsid="006224d0"/>
    </style:style>
    <style:style style:name="P33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officeooo:rsid="004d3d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d3dbf" style:font-weight-asian="normal" style:font-weight-complex="normal"/>
    </style:style>
    <style:style style:name="T9" style:family="text">
      <style:text-properties fo:font-weight="normal" officeooo:rsid="0064b6d5" style:font-weight-asian="normal" style:font-weight-complex="norm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officeooo:rsid="0063f7af" style:font-size-asian="10pt" style:font-size-complex="10pt"/>
    </style:style>
    <style:style style:name="T12" style:family="text">
      <style:text-properties officeooo:rsid="006224d0"/>
    </style:style>
    <style:style style:name="T13" style:family="text">
      <style:text-properties officeooo:rsid="00664344"/>
    </style:style>
    <style:style style:name="T14" style:family="text">
      <style:text-properties fo:color="#800000"/>
    </style:style>
    <style:style style:name="T15" style:family="text">
      <style:text-properties fo:color="#800000" officeooo:rsid="00710915"/>
    </style:style>
    <style:style style:name="T16" style:family="text">
      <style:text-properties fo:color="#ff420e"/>
    </style:style>
    <style:style style:name="T17" style:family="text">
      <style:text-properties fo:color="#ff420e" officeooo:rsid="006d023a"/>
    </style:style>
    <style:style style:name="T18" style:family="text">
      <style:text-properties fo:color="#ff420e" officeooo:rsid="006f4231"/>
    </style:style>
    <style:style style:name="T19" style:family="text">
      <style:text-properties fo:color="#ff420e" officeooo:rsid="00710915"/>
    </style:style>
    <style:style style:name="T20" style:family="text">
      <style:text-properties officeooo:rsid="006d023a"/>
    </style:style>
    <style:style style:name="T21" style:family="text">
      <style:text-properties officeooo:rsid="006f4231"/>
    </style:style>
    <style:style style:name="T22" style:family="text">
      <style:text-properties officeooo:rsid="0071091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DE. IES Haría</text:p>
      <text:p text:style-name="P1"><text:span text:style-name="T5">UT</text:span><text:span text:style-name="T12">2</text:span><text:span text:style-name="T5">. Actividad </text:span><text:span text:style-name="T12">12</text:span></text:p>
      <text:h text:style-name="P31" text:outline-level="1"/>
      <text:h text:style-name="P31" text:outline-level="1"/>
      <text:h text:style-name="P31" text:outline-level="1"/>
      <text:h text:style-name="P32" text:outline-level="1">Supuesto</text:h>
      <text:h text:style-name="P33" text:outline-level="1">Etiquetado en SCE</text:h>
      <text:h text:style-name="P23" text:outline-level="2"/>
      <text:h text:style-name="P26" text:outline-level="2"/>
      <text:h text:style-name="P30" text:outline-level="2"/>
      <text:h text:style-name="P25" text:outline-level="2">Recursos</text:h>
      <text:list xml:id="list2700697037483030371" text:style-name="L1">
        <text:list-item>
          <text:p text:style-name="P28"><text:span text:style-name="T10">Artículo sobre e</text:span><text:span text:style-name="T11">tiquetado de cableado: </text:span><text:a xlink:type="simple" xlink:href="http://marismas-emtt.blogspot.com.es/2010/10/etiquetas-en-subsistema-horizontal.html"><text:span text:style-name="T11">http://marismas-emtt.blogspot.com.es/2010/10/etiquetas-en-subsistema-horizontal.html</text:span></text:a></text:p>
        </text:list-item>
        <text:list-item>
          <text:p text:style-name="P29"><text:span text:style-name="T11">A</text:span><text:span text:style-name="T10">puntes en wiki sobre etiquetado: </text:span><text:a xlink:type="simple" xlink:href="http://smr.iesharia.org/wiki/doku.php/rde:ut2:sce:administracion#etiquetado"><text:span text:style-name="T10">http://smr.iesharia.org/wiki/doku.php/rde:ut2:sce:administracion#etiquetado</text:span></text:a></text:p>
          <text:p text:style-name="P27"/>
        </text:list-item>
      </text:list>
      <text:h text:style-name="P24" text:outline-level="2">Enunciado</text:h>
      <text:p text:style-name="P5">Una planta de un instituto contiene 4 aulas. En cada aula hay 28 puestos. </text:p>
      <text:p text:style-name="P5"/>
      <text:p text:style-name="P3"><text:span text:style-name="T8">1) Si se instala </text:span><text:span text:style-name="T6">un armario de telecomunicaciones en cada aula</text:span><text:span text:style-name="T8"> para hacer las funciones de distribuidores de planta.</text:span></text:p>
      <text:p text:style-name="P3"><text:span text:style-name="T8">¿Cuantos </text:span>paneles de <text:span text:style-name="T6">parcheo</text:span><text:span text:style-name="T8"> habría que instalar en cada armario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3</text:p>
          </table:table-cell>
        </table:table-row>
      </table:table>
      <text:p text:style-name="P5"/>
      <text:p text:style-name="P3"><text:span text:style-name="T8">¿De </text:span><text:span text:style-name="T6">cuantas U</text:span><text:span text:style-name="T8"> debería ser cada armari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>13U</text:p>
          </table:table-cell>
        </table:table-row>
      </table:table>
      <text:p text:style-name="P5"/>
      <text:p text:style-name="P5">Explica cómo identificarías el primer y el último cable de cada uno de los armarios de telecomunicaciones siguiendo:</text:p>
      <text:p text:style-name="P5"/>
      <text:p text:style-name="P3"><text:span text:style-name="T8">a) Las recomendaciones de la </text:span><text:span text:style-name="T6">norma europea <text:s/>EN-50174-1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>Armario A1 (aula 1)</text:p>
            <text:p text:style-name="P17">primer cable: <text:span text:style-name="T14">A1</text:span>1<text:span text:style-name="T16">01</text:span>A</text:p>
            <text:p text:style-name="P17">último cable: <text:span text:style-name="T14">A1</text:span>1<text:span text:style-name="T16">28</text:span>B</text:p>
            <text:p text:style-name="P17"/>
            <text:p text:style-name="P17">Armario A2 (aula 2)</text:p>
            <text:p text:style-name="P17">primer cable: <text:span text:style-name="T14">A2</text:span>1<text:span text:style-name="T16">01</text:span>A</text:p>
            <text:p text:style-name="P17">último cable: <text:span text:style-name="T14">A2</text:span>1<text:span text:style-name="T16">28</text:span>B</text:p>
            <text:p text:style-name="P17"/>
            <text:p text:style-name="P17">Armario A3 (aula 3)</text:p>
            <text:p text:style-name="P17">primer cable: <text:span text:style-name="T14">A3</text:span>1<text:span text:style-name="T16">01</text:span>A</text:p>
            <text:p text:style-name="P17">último cable: <text:span text:style-name="T14">A3</text:span>1<text:span text:style-name="T16">28</text:span>B</text:p>
            <text:p text:style-name="P17"/>
            <text:p text:style-name="P17">Armario A4 (aula 4)</text:p>
            <text:p text:style-name="P17">primer cable: <text:span text:style-name="T14">A4</text:span>1<text:span text:style-name="T16">01</text:span>A</text:p>
            <text:p text:style-name="P17">último cable: <text:span text:style-name="T14">A4</text:span>1<text:span text:style-name="T16">28</text:span>B</text:p>
            <text:p text:style-name="P17"/>
          </table:table-cell>
        </table:table-row>
      </table:table>
      <text:p text:style-name="P7"/>
      <text:p text:style-name="P3"><text:span text:style-name="T8">b) La </text:span><text:span text:style-name="T6">norma americana 606-A</text:span>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17">Armario A (aula 1)</text:p>
            <text:p text:style-name="P17">primer cable: <text:span text:style-name="T14">1</text:span><text:span text:style-name="T20">A-</text:span><text:span text:style-name="T17">A</text:span><text:span text:style-name="T20">01</text:span></text:p>
            <text:p text:style-name="P18">último cable: <text:span text:style-name="T14">1</text:span><text:span text:style-name="T20">A-</text:span><text:span text:style-name="T17">C</text:span><text:span text:style-name="T20">08</text:span></text:p>
            <text:p text:style-name="P18"/>
            <text:p text:style-name="P18">Armario <text:span text:style-name="T20">B</text:span> (aula <text:span text:style-name="T20">2</text:span>)</text:p>
            <text:p text:style-name="P19">primer cable: <text:span text:style-name="T14">1</text:span><text:span text:style-name="T20">B-</text:span><text:span text:style-name="T17">A</text:span><text:span text:style-name="T20">01</text:span></text:p>
            <text:p text:style-name="P18">último cable: <text:span text:style-name="T14">1</text:span><text:span text:style-name="T20">B-</text:span><text:span text:style-name="T17">C</text:span><text:span text:style-name="T20">08</text:span></text:p>
            <text:p text:style-name="P18"/>
            <text:p text:style-name="P18">Armario <text:span text:style-name="T20">C</text:span> (aula <text:span text:style-name="T20">3</text:span>)</text:p>
            <text:p text:style-name="P18">primer cable: <text:span text:style-name="T14">1</text:span><text:span text:style-name="T20">C-</text:span><text:span text:style-name="T17">A</text:span><text:span text:style-name="T20">01</text:span></text:p>
            <text:p text:style-name="P18">último cable: <text:span text:style-name="T14">1</text:span><text:span text:style-name="T20">C-</text:span><text:span text:style-name="T17">C</text:span><text:span text:style-name="T20">08</text:span></text:p>
            <text:p text:style-name="P18"/>
            <text:p text:style-name="P18">Armario <text:span text:style-name="T20">D</text:span> (aula <text:span text:style-name="T20">4</text:span>)</text:p>
            <text:p text:style-name="P18">primer cable: <text:span text:style-name="T14">1</text:span><text:span text:style-name="T20">D-</text:span><text:span text:style-name="T17">A</text:span><text:span text:style-name="T20">01</text:span></text:p>
            <text:p text:style-name="P18">último cable: <text:span text:style-name="T14">1</text:span><text:span text:style-name="T20">D-</text:span><text:span text:style-name="T17">C</text:span><text:span text:style-name="T20">08</text:span></text:p>
          </table:table-cell>
        </table:table-row>
      </table:table>
      <text:p text:style-name="P5"/>
      <text:p text:style-name="P5">2) Si se instala un único armario de telecomunicaciones que de servicio a todas las aulas para hacer las funciones de distribuidor de planta.</text:p>
      <text:p text:style-name="P3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10 parcheos</text:p>
          </table:table-cell>
        </table:table-row>
      </table:table>
      <text:p text:style-name="P5"/>
      <text:p text:style-name="P3"><text:span text:style-name="T8">¿De </text:span><text:span text:style-name="T6">cu</text:span>á<text:span text:style-name="T6">ntas U</text:span><text:span text:style-name="T8"> debería ser el armario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42U</text:p>
          </table:table-cell>
        </table:table-row>
      </table:table>
      <text:p text:style-name="P7"/>
      <text:p text:style-name="P5">Explica cómo identificarías el primer y el último cable del armario de telecomunicaciones siguiendo:</text:p>
      <text:p text:style-name="P3"><text:span text:style-name="T8">a) Las recomendaciones de la </text:span><text:span text:style-name="T6">norma europea <text:s/>EN-50174-1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>Armario A1 (aula 1, <text:span text:style-name="T21">2, 3 y 4</text:span>)</text:p>
            <text:p text:style-name="P20">primer cable: <text:span text:style-name="T14">A1</text:span>1<text:span text:style-name="T16">0</text:span><text:span text:style-name="T18">0</text:span><text:span text:style-name="T16">1</text:span>A</text:p>
            <text:p text:style-name="P20">último cable: <text:span text:style-name="T14">A1</text:span>1<text:span text:style-name="T18">112</text:span>B</text:p>
          </table:table-cell>
        </table:table-row>
      </table:table>
      <text:p text:style-name="P7"/>
      <text:p text:style-name="P3"><text:span text:style-name="T8">b) La </text:span><text:span text:style-name="T6">norma americana 606-A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>Armario A (aula 1)</text:p>
            <text:p text:style-name="P21">primer cable: <text:span text:style-name="T14">1</text:span><text:span text:style-name="T20">A-</text:span><text:span text:style-name="T17">A</text:span><text:span text:style-name="T20">01</text:span></text:p>
            <text:p text:style-name="P21">último cable: <text:span text:style-name="T14">1</text:span><text:span text:style-name="T20">A-</text:span><text:span text:style-name="T19">I</text:span><text:span text:style-name="T20">08</text:span></text:p>
          </table:table-cell>
        </table:table-row>
      </table:table>
      <text:p text:style-name="P9"/>
      <text:p text:style-name="P11">3) Las cuatro aulas están en dos edificios distintos. Dos en el módulo 1 de<text:span text:style-name="T13">l instituto</text:span> (M1) <text:s/>y las otras dos aulas en el modulo 2 (M2).</text:p>
      <text:p text:style-name="P2"><text:span text:style-name="T8">Si se instala un único armario de telecomunicaciones </text:span><text:span text:style-name="T9">en cada módulo</text:span></text:p>
      <text:p text:style-name="P4"><text:span text:style-name="T8">¿Cu</text:span><text:span text:style-name="T7">á</text:span><text:span text:style-name="T8">ntos </text:span>paneles de <text:span text:style-name="T6">parcheo</text:span><text:span text:style-name="T8"> habría que instalar en cada armario?</text:span></text:p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16">56x2 = 112 rosetas</text:p>
            <text:p text:style-name="P16">112/24 = 4,6 = 5 parcheos/armario</text:p>
          </table:table-cell>
        </table:table-row>
      </table:table>
      <text:p text:style-name="P6"/>
      <text:p text:style-name="P4"><text:span text:style-name="T8">¿De </text:span><text:span text:style-name="T6">cu</text:span>á<text:span text:style-name="T6">ntas U</text:span><text:span text:style-name="T8"> debería ser el armari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6">21U</text:p>
          </table:table-cell>
        </table:table-row>
      </table:table>
      <text:p text:style-name="P8"/>
      <text:p text:style-name="P6">Explica cómo identificarías el primer y el último cable del armario de telecomunicaciones siguiendo:</text:p>
      <text:p text:style-name="P4"><text:span text:style-name="T8">a) Las recomendaciones de la </text:span><text:span text:style-name="T6">norma europea <text:s/>EN-50174-1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2">Armario 1 (M1)</text:p>
            <text:p text:style-name="P21">primer cable: <text:span text:style-name="T15">M1</text:span>1<text:span text:style-name="T18">0</text:span><text:span text:style-name="T16">1</text:span>A</text:p>
            <text:p text:style-name="P21">último cable: <text:span text:style-name="T15">M</text:span><text:span text:style-name="T14">1</text:span>1<text:span text:style-name="T19">56</text:span>B</text:p>
            <text:p text:style-name="P21"/>
            <text:p text:style-name="P22">Armario 2 (M2)</text:p>
            <text:p text:style-name="P21">primer cable: <text:span text:style-name="T15">M2</text:span>1<text:span text:style-name="T18">0</text:span><text:span text:style-name="T16">1</text:span>A</text:p>
            <text:p text:style-name="P21">último cable: <text:span text:style-name="T15">M2</text:span>1<text:span text:style-name="T19">56</text:span>B</text:p>
          </table:table-cell>
        </table:table-row>
      </table:table>
      <text:p text:style-name="P8"/>
      <text:p text:style-name="P4"><text:span text:style-name="T8">b) La </text:span><text:span text:style-name="T6">norma americana 606-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2">Armario 1 (M1)</text:p>
            <text:p text:style-name="P21">primer cable: <text:span text:style-name="T15">M1-</text:span>1<text:span text:style-name="T19">A-A01</text:span></text:p>
            <text:p text:style-name="P21">último cable: <text:span text:style-name="T15">M1-</text:span>1<text:span text:style-name="T19">E-E08</text:span></text:p>
            <text:p text:style-name="P21"/>
            <text:p text:style-name="P22">Armario 2 (M2)</text:p>
            <text:p text:style-name="P21">primer cable: <text:span text:style-name="T15">M2-</text:span>1<text:span text:style-name="T19">A-A01</text:span></text:p>
            <text:p text:style-name="P21">último cable: <text:span text:style-name="T15">M2-</text:span>1<text:span text:style-name="T19">E-E08</text:span></text:p>
          </table:table-cell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family="'Ubuntu Mono'" style:font-pitch="fixed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224d0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2">12</text:span><text:span text:style-name="MT3">. </text:span><text:span text:style-name="MT2">Supuesto práctico. Etiquetado en SCE<text:tab/></text:span><text:span text:style-name="MT4"><text:tab/></text:span><text:span text:style-name="MT4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1-08T11:36:46.803960998</dc:date>
    <meta:editing-duration>PT13H2M17S</meta:editing-duration>
    <meta:editing-cycles>73</meta:editing-cycles>
    <meta:generator>LibreOffice/4.2.8.2$Linux_X86_64 LibreOffice_project/420m0$Build-2</meta:generator>
    <dc:creator>ivan </dc:creator>
    <meta:document-statistic meta:table-count="12" meta:image-count="1" meta:object-count="0" meta:page-count="4" meta:paragraph-count="79" meta:word-count="420" meta:character-count="2653" meta:non-whitespace-character-count="2307"/>
  </office:meta>
</office:document-meta>
</file>